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fb1e" officeooo:paragraph-rsid="000cfb1e"/>
    </style:style>
    <style:style style:name="P2" style:family="paragraph" style:parent-style-name="Standard">
      <style:paragraph-properties fo:text-align="center" style:justify-single-word="false"/>
      <style:text-properties officeooo:rsid="001005af" officeooo:paragraph-rsid="0013d420"/>
    </style:style>
    <style:style style:name="P3" style:family="paragraph" style:parent-style-name="Standard">
      <style:text-properties officeooo:rsid="001196b5" officeooo:paragraph-rsid="0011ad91"/>
    </style:style>
    <style:style style:name="P4" style:family="paragraph" style:parent-style-name="Standard">
      <style:text-properties officeooo:rsid="001196b5" officeooo:paragraph-rsid="0012a8e3"/>
    </style:style>
    <style:style style:name="P5" style:family="paragraph" style:parent-style-name="Standard">
      <style:paragraph-properties fo:text-align="start" style:justify-single-word="false"/>
      <style:text-properties officeooo:rsid="0012a8e3" officeooo:paragraph-rsid="0012a8e3"/>
    </style:style>
    <style:style style:name="P6" style:family="paragraph" style:parent-style-name="Standard">
      <style:paragraph-properties fo:text-align="start" style:justify-single-word="false"/>
      <style:text-properties officeooo:rsid="001332be" officeooo:paragraph-rsid="001332be"/>
    </style:style>
    <style:style style:name="T1" style:family="text">
      <style:text-properties officeooo:rsid="000e0c77"/>
    </style:style>
    <style:style style:name="T2" style:family="text">
      <style:text-properties officeooo:rsid="001005af"/>
    </style:style>
    <style:style style:name="T3" style:family="text">
      <style:text-properties officeooo:rsid="0011ad91"/>
    </style:style>
    <style:style style:name="T4" style:family="text">
      <style:text-properties officeooo:rsid="0012a8e3"/>
    </style:style>
    <style:style style:name="T5" style:family="text">
      <style:text-properties officeooo:rsid="001332be"/>
    </style:style>
    <style:style style:name="T6" style:family="text">
      <style:text-properties officeooo:rsid="0013d420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I propose to do an EDA and statistical analysis of a dat<text:span text:style-name="T2">a</text:span>set from the Center for Medicare and Medicaid Services (CMS) on the medical and dental marketplace for 2014-201<text:span text:style-name="T1">6. </text:span></text:p>
      <text:p text:style-name="P3"><text:tab/>The primary focus of my investigation will be what I subjectively consider sociological factors <text:span text:style-name="T4">that occurred between 2014-2016 to see if there is objective evidence. </text:span>First, although ACA was passed in 2010, Jan 1, 2014 was the date most of them actually went into full effect. <text:s text:c="2"/>Looking at the data, I’ve superficially noticed some factors that I suspect will change<text:span text:style-name="T3"> </text:span>like pre-existing conditions and how long a child is carried <text:span text:style-name="T4">due to the enforcement of the rules</text:span>. I also want to look at what effect family size/type has on the plans. Is there a difference between 2 parent/2 kid household vs 2 parent/3 kid or 1 parent/2 kid? <text:s/></text:p>
      <text:p text:style-name="P4"><text:tab/>Society’s definition of a family <text:span text:style-name="T3">broadened </text:span>in the 2014-201<text:span text:style-name="T3">6</text:span> time period. <text:span text:style-name="T4">2015 was a tipping point and there should be differences before and after. </text:span><text:s/><text:span text:style-name="T3">In 2015, the Supreme Court ruled states have to honor same-sex marriages from other states and society’s acceptance transformed as well (ie Caitlyn Jenner announced her transformation and was the #1 story for weeks). Also in 2015, portions of the ESSA act went into effect regarding the medical care of foster children. <text:s/>In the 2014 data, I noticed there are some plans for non-related people. I would like to see if they are re-designed and/or named and whether the scope of them expanded. </text:span></text:p>
      <text:p text:style-name="P2">Description of Data</text:p>
      <text:p text:style-name="P2">There is a total of 6 *.csv files for each of the 3 years. <text:span text:style-name="T3">The total dataset is 4.1GB</text:span></text:p>
      <text:p text:style-name="P5"><draw:frame draw:style-name="fr1" draw:name="Object1" text:anchor-type="paragraph" svg:width="8.5in" svg:height="3.2409in" draw:z-index="0"><draw:object xlink:href="./Object 1" xlink:type="simple" xlink:show="embed" xlink:actuate="onLoad"/><draw:image xlink:href="./ObjectReplacements/Object 1" xlink:type="simple" xlink:show="embed" xlink:actuate="onLoad"/></draw:frame>MVP: <text:s text:c="2"/><text:span text:style-name="T5">Number goal is to learn how to get meaning out of large healthcare related DBs. I have one file with 126 columns and two others with 1 million + rows. <text:s/></text:span>A) <text:s/>condense/consolidate/<text:span text:style-name="T5">catalog</text:span> the data from 18 files and 4.1GB to something more user friendly <text:s/>B) Try to locate data to graph and test hypotheses related to sociological factors <text:span text:style-name="T6">listed above or others the data reveals</text:span>. <text:s/>I’d like to see if I can find both spatial and temporal <text:span text:style-name="T6">differences</text:span>. <text:span text:style-name="T6">It looks like there could be some limiting factors on spatial. Plan A is by state(NY), B is by zipcode(14603), and C is by region (NW NY).</text:span></text:p>
      <text:p text:style-name="P5"/>
      <text:p text:style-name="P5">MVP+: <text:s/>Get this into a queryable SQL database <text:span text:style-name="T5">with documentation to make it easier for others to work. <text:s/>My SQL could be stronger and this could be a chance to work on it.</text:span></text:p>
      <text:p text:style-name="P5"/>
      <text:p text:style-name="P6">MVP++ A)There are lots of columns with open text values that I would like to breakdown to make usable. For instance, there can be up to 16 different wellness programs listed in one cell with the name varying between plans. <text:s/>A plan can have <text:s/>6 different co-pays in the same cell for things like childbirth. <text:s/>I’d like to get experience parsing and categorizing unstructure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2:02:11.167230069</meta:creation-date>
    <meta:editing-duration>PT1M35S</meta:editing-duration>
    <meta:editing-cycles>2</meta:editing-cycles>
    <meta:generator>LibreOffice/6.0.7.3$Linux_X86_64 LibreOffice_project/00m0$Build-3</meta:generator>
    <meta:print-date>2019-09-04T23:03:37.360194380</meta:print-date>
    <dc:date>2019-09-04T23:07:09.862141386</dc:date>
    <meta:document-statistic meta:table-count="0" meta:image-count="0" meta:object-count="1" meta:page-count="1" meta:paragraph-count="8" meta:word-count="469" meta:character-count="2680" meta:non-whitespace-character-count="219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6.44pt"/>
    </style:style>
    <style:style style:name="co2" style:family="table-column">
      <style:table-column-properties fo:break-before="auto" style:column-width="170.84pt"/>
    </style:style>
    <style:style style:name="co3" style:family="table-column">
      <style:table-column-properties fo:break-before="auto" style:column-width="62.25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95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47pt" fo:break-before="auto" style:use-optimal-row-height="true"/>
    </style:style>
    <style:style style:name="ro3" style:family="table-row">
      <style:table-row-properties style:row-height="58.51pt" fo:break-before="auto" style:use-optimal-row-height="true"/>
    </style:style>
    <style:style style:name="ro4" style:family="table-row">
      <style:table-row-properties style:row-height="36pt" fo:break-before="auto" style:use-optimal-row-height="true"/>
    </style:style>
    <style:style style:name="ro5" style:family="table-row">
      <style:table-row-properties style:row-height="24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5"/>
        <table:table-column table:style-name="co6" table:default-cell-style-name="ce6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olumns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umns <text:s/>w/null</text:p>
          </table:table-cell>
          <table:table-cell office:value-type="string" calcext:value-type="string">
            <text:p>Numeric only</text:p>
          </table:table-cell>
        </table:table-row>
        <table:table-row table:style-name="ro2">
          <table:table-cell office:value-type="string" calcext:value-type="string">
            <text:p>Benefits_Cost_Sharing_PUF.csv</text:p>
          </table:table-cell>
          <table:table-cell office:value-type="string" calcext:value-type="string">
            <text:p>Lists all US plans costs and what they don’t pay for(ie Copay $20, Deductible $5000, cancer not covered)</text:p>
          </table:table-cell>
          <table:table-cell office:value-type="float" office:value="32" calcext:value-type="float">
            <text:p>32</text:p>
          </table:table-cell>
          <table:table-cell office:value-type="float" office:value="1164869" calcext:value-type="float">
            <text:p>116486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Business_Rules_PUF.csv</text:p>
          </table:table-cell>
          <table:table-cell office:value-type="string" calcext:value-type="string">
            <text:p>the business rules for the plans (states allowed, dependents allowed, non-married cohabitation covered, etc); most are categorical (0 = nosmoke, 1=smoke)</text:p>
          </table:table-cell>
          <table:table-cell office:value-type="float" office:value="23" calcext:value-type="float">
            <text:p>23</text:p>
          </table:table-cell>
          <table:table-cell office:value-type="float" office:value="2103" calcext:value-type="float">
            <text:p>21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(year and plan #)</text:p>
          </table:table-cell>
        </table:table-row>
        <table:table-row table:style-name="ro1">
          <table:table-cell office:value-type="string" calcext:value-type="string">
            <text:p>Network_PUF.csv</text:p>
          </table:table-cell>
          <table:table-cell office:value-type="string" calcext:value-type="string">
            <text:p>Network ID (state, provider, etc) </text:p>
          </table:table-cell>
          <table:table-cell office:value-type="float" office:value="14" calcext:value-type="float">
            <text:p>14</text:p>
          </table:table-cell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an_Attributes_PUF_2014_2015-03-09.csv</text:p>
          </table:table-cell>
          <table:table-cell office:value-type="string" calcext:value-type="string">
            <text:p>detailed explanation of what is covered (wellness programs, can only children get braces, whats covered when having a baby, etc)</text:p>
          </table:table-cell>
          <table:table-cell office:value-type="float" office:value="126" calcext:value-type="float">
            <text:p>126</text:p>
          </table:table-cell>
          <table:table-cell office:value-type="float" office:value="18718" calcext:value-type="float">
            <text:p>18718</text:p>
          </table:table-cell>
          <table:table-cell office:value-type="string" calcext:value-type="string">
            <text:p>not evaluated – python says too many for .info()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Rate_PUF.csv</text:p>
          </table:table-cell>
          <table:table-cell office:value-type="string" calcext:value-type="string">
            <text:p>premium increase amounts for many values ($ per kid, smoker, child under 2, over x age)</text:p>
          </table:table-cell>
          <table:table-cell office:value-type="float" office:value="24" calcext:value-type="float">
            <text:p>24</text:p>
          </table:table-cell>
          <table:table-cell office:value-type="float" office:value="3796388" calcext:value-type="float">
            <text:p>3796388</text:p>
          </table:table-cell>
          <table:table-cell office:value-type="string" calcext:value-type="string">
            <text:p>not evaluated – python says too many for .info()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Service_Area_PUF.csv</text:p>
          </table:table-cell>
          <table:table-cell office:value-type="string" calcext:value-type="string">
            <text:p>where is the plan offered(state, region of state, zip codes, etc)</text:p>
          </table:table-cell>
          <table:table-cell office:value-type="float" office:value="18" calcext:value-type="float">
            <text:p>18</text:p>
          </table:table-cell>
          <table:table-cell office:value-type="float" office:value="8874" calcext:value-type="float">
            <text:p>887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22:05:24.171810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